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 style:shadow="none"/>
    </style:style>
    <style:style style:name="Tabella2.A" style:family="table-column">
      <style:table-column-properties style:column-width="6.5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1.348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I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G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I4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5" style:family="table-row">
      <style:table-row-properties style:min-row-height="0.293cm"/>
    </style:style>
    <style:style style:name="Tabella2.A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E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G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H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I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J5" style:family="table-cell">
      <style:table-cell-properties fo:background-color="#ffffff" style:border-line-width-right="0.004cm 0.004cm 0.004cm" style:border-line-width-bottom="0.004cm 0.004cm 0.004cm" fo:padding="0.097cm" fo:border-left="0.3pt dotted #000000" fo:border-right="0.3pt double #000000" fo:border-top="none" fo:border-bottom="0.3pt double #000000">
        <style:background-image/>
      </style:table-cell-properties>
    </style:style>
    <style:style style:name="Tabella2.A6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2dc8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6292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6292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6292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6292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Verdana" fo:font-size="8pt" fo:font-weight="bold" officeooo:rsid="0056292b" officeooo:paragraph-rsid="0056292b" fo:background-color="#ffffff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Verdana" fo:font-size="8pt" fo:font-weight="bold" officeooo:rsid="0056292b" officeooo:paragraph-rsid="0056292b" fo:background-color="#fffff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Verdana" fo:font-size="8pt" fo:font-weight="bold" officeooo:rsid="002cc7dc" officeooo:paragraph-rsid="002cc7dc" fo:background-color="#ffffff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Verdana" fo:font-size="8pt" fo:font-weight="bold" officeooo:rsid="002cc7dc" officeooo:paragraph-rsid="002cc7dc" fo:background-color="#ffffff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Verdana" fo:font-size="8pt" fo:font-weight="normal" officeooo:rsid="0056292b" officeooo:paragraph-rsid="0056292b" fo:background-color="#ffffff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Verdana" fo:font-size="8pt" fo:font-weight="normal" officeooo:rsid="002cc7dc" officeooo:paragraph-rsid="002cc7dc" fo:background-color="#ffffff" style:font-name-asian="SimSun" style:font-size-asian="8pt" style:font-weight-asian="normal" style:font-name-complex="Tahoma" style:font-size-complex="8pt" style:font-weight-complex="normal"/>
    </style:style>
    <style:style style:name="P23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29d02d" officeooo:paragraph-rsid="0029d02d" style:font-size-asian="12pt" style:font-weight-asian="bold" style:font-size-complex="12pt" style:font-weight-complex="bold"/>
    </style:style>
    <style:style style:name="P2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26" style:family="paragraph" style:parent-style-name="Header">
      <style:paragraph-properties fo:text-align="start" style:justify-single-word="false"/>
    </style:style>
    <style:style style:name="P27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41b4d"/>
    </style:style>
    <style:style style:name="T4" style:family="text">
      <style:text-properties officeooo:rsid="005920a1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8"/>
        <table:table-header-rows>
          <table:table-row>
            <table:table-cell table:style-name="Tabella2.A1" table:number-rows-spanned="2" office:value-type="string">
              <text:p text:style-name="P14">Fornitore</text:p>
            </table:table-cell>
            <table:table-cell table:style-name="Tabella2.A1" table:number-rows-spanned="2" office:value-type="string">
              <text:p text:style-name="P15">Qualifica</text:p>
            </table:table-cell>
            <table:table-cell table:style-name="Tabella2.C1" table:number-columns-spanned="8" office:value-type="string">
              <text:p text:style-name="P14">Non conformità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table:number-columns-spanned="2" office:value-type="string">
              <text:p text:style-name="P16">Accettazione</text:p>
            </table:table-cell>
            <table:covered-table-cell/>
            <table:table-cell table:style-name="Tabella2.C2" table:number-columns-spanned="2" office:value-type="string">
              <text:p text:style-name="P16">Reclamo</text:p>
            </table:table-cell>
            <table:covered-table-cell/>
            <table:table-cell table:style-name="Tabella2.C2" table:number-columns-spanned="2" office:value-type="string">
              <text:p text:style-name="P16">Campionam<text:span text:style-name="T4">ento</text:span></text:p>
            </table:table-cell>
            <table:covered-table-cell/>
            <table:table-cell table:style-name="Tabella2.I2" table:number-columns-spanned="2" office:value-type="string">
              <text:p text:style-name="P16">Imballaggio</text:p>
            </table:table-cell>
            <table:covered-table-cell/>
          </table:table-row>
        </table:table-header-rows>
        <table:table-row>
          <table:table-cell table:style-name="Tabella2.A3" table:number-columns-spanned="10" office:value-type="string">
            <text:p text:style-name="P28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rows-spanned="2" office:value-type="string">
            <text:p text:style-name="P9"><text:placeholder text:placeholder-type="text">&lt;partner[0].name&gt;</text:placeholder></text:p>
          </table:table-cell>
          <table:table-cell table:style-name="Tabella2.B5" table:number-rows-spanned="2" office:value-type="string">
            <text:p text:style-name="P11"/>
          </table:table-cell>
          <table:table-cell table:style-name="Tabella2.C4" table:number-columns-spanned="2" office:value-type="string">
            <text:p text:style-name="P17"/>
          </table:table-cell>
          <table:covered-table-cell/>
          <table:table-cell table:style-name="Tabella2.E4" table:number-columns-spanned="2" office:value-type="string">
            <text:p text:style-name="P17"/>
          </table:table-cell>
          <table:covered-table-cell/>
          <table:table-cell table:style-name="Tabella2.G4" table:number-columns-spanned="2" office:value-type="string">
            <text:p text:style-name="P19"/>
          </table:table-cell>
          <table:covered-table-cell/>
          <table:table-cell table:style-name="Tabella2.I4" table:number-columns-spanned="2" office:value-type="string">
            <text:p text:style-name="P17"/>
          </table:table-cell>
          <table:covered-table-cell/>
        </table:table-row>
        <table:table-row table:style-name="Tabella2.5">
          <table:covered-table-cell/>
          <table:covered-table-cell/>
          <table:table-cell table:style-name="Tabella2.C5" office:value-type="string">
            <text:p text:style-name="P18"/>
          </table:table-cell>
          <table:table-cell table:style-name="Tabella2.D5" office:value-type="string">
            <text:p text:style-name="P13"/>
          </table:table-cell>
          <table:table-cell table:style-name="Tabella2.E5" office:value-type="string">
            <text:p text:style-name="P21"/>
          </table:table-cell>
          <table:table-cell table:style-name="Tabella2.F5" office:value-type="string">
            <text:p text:style-name="P18"/>
          </table:table-cell>
          <table:table-cell table:style-name="Tabella2.G5" office:value-type="string">
            <text:p text:style-name="P22"/>
          </table:table-cell>
          <table:table-cell table:style-name="Tabella2.H5" office:value-type="string">
            <text:p text:style-name="P20"/>
          </table:table-cell>
          <table:table-cell table:style-name="Tabella2.I5" office:value-type="string">
            <text:p text:style-name="P21"/>
          </table:table-cell>
          <table:table-cell table:style-name="Tabella2.J5" office:value-type="string">
            <text:p text:style-name="P18"/>
          </table:table-cell>
        </table:table-row>
        <table:table-row>
          <table:table-cell table:style-name="Tabella2.A6" table:number-columns-spanned="10" office:value-type="string">
            <text:p text:style-name="P29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29d02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541b4d"/>
    </style:style>
    <style:style style:name="MT2" style:family="text">
      <style:text-properties fo:font-weight="normal" officeooo:rsid="001dcde7" style:font-weight-asian="normal" style:font-weight-complex="normal"/>
    </style:style>
    <style:style style:name="M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<text:span text:style-name="MT1">Qualifiche fornitore (da non conformità)</text:span></text:p>
              <text:p text:style-name="MP4">Filtro: <text:span text:style-name="MT2"><text:placeholder text:placeholder-type="text">&lt;get_filter(data)&gt;</text:placeholder></text:span></text:p>
            </table:table-cell>
            <table:table-cell table:style-name="Tabella4.C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3"><text:date style:data-style-name="N37" text:date-value="2013-07-08T17:47:14.980000066" text:fixed="true">07/08/13</text:date></text:span><text:span text:style-name="MT3"> </text:span><text:span text:style-name="MT3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4T16:03:50.426173524</dc:date>
    <meta:editing-duration>P1DT19H46M1S</meta:editing-duration>
    <meta:editing-cycles>322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16" meta:word-count="37" meta:character-count="259" meta:non-whitespace-character-count="240"/>
    <meta:user-defined meta:name="Info 1"/>
    <meta:user-defined meta:name="Info 2"/>
    <meta:user-defined meta:name="Info 3"/>
    <meta:user-defined meta:name="Info 4"/>
  </office:meta>
</office:document-meta>
</file>